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bold" officeooo:paragraph-rsid="00152da3"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paragraph-rsid="0016de06"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4e6372" officeooo:paragraph-rsid="004e6372"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style:text-underline-style="none" fo:font-weight="normal" officeooo:rsid="0010836d" officeooo:paragraph-rsid="0010836d"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16de06" officeooo:paragraph-rsid="0016de06"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1cae1b" officeooo:paragraph-rsid="001cae1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20232f" officeooo:paragraph-rsid="0020232f"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20232f" officeooo:paragraph-rsid="004e6372"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bcd45" officeooo:paragraph-rsid="001bcd45"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e9093" officeooo:paragraph-rsid="001e9093"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2cb0a8" officeooo:paragraph-rsid="004e637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bold" officeooo:paragraph-rsid="0010836d"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font-size="11pt" style:text-underline-style="none" fo:font-weight="bold" officeooo:paragraph-rsid="003ea8f1" style:font-size-asian="9.60000038146973pt" style:font-weight-asian="bold" style:font-size-complex="11pt" style:font-weight-complex="bold"/>
    </style:style>
    <style:style style:name="P14" style:family="paragraph" style:parent-style-name="Standard">
      <style:paragraph-properties fo:text-align="start" style:justify-single-word="false"/>
      <style:text-properties fo:font-size="11pt" style:text-underline-style="none" fo:font-weight="bold" officeooo:rsid="0010836d" officeooo:paragraph-rsid="001bcd45"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0836d" officeooo:paragraph-rsid="001cae1b"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0836d" officeooo:paragraph-rsid="001e9093"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0836d" officeooo:paragraph-rsid="0026aa14"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fo:font-style="italic" style:text-underline-style="none" fo:font-weight="bold" officeooo:paragraph-rsid="0011c599" style:font-size-asian="9.60000038146973pt" style:font-style-asian="italic" style:font-weight-asian="bold" style:font-size-complex="11pt" style:font-style-complex="italic" style:font-weight-complex="bold"/>
    </style:style>
    <style:style style:name="P19" style:family="paragraph" style:parent-style-name="Standard">
      <style:paragraph-properties fo:text-align="start" style:justify-single-word="false"/>
      <style:text-properties fo:font-size="11pt" fo:font-style="italic" style:text-underline-style="none" fo:font-weight="normal" officeooo:rsid="0016de06" officeooo:paragraph-rsid="0016de06" style:font-size-asian="9.60000038146973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fo:font-size="11pt" fo:font-style="italic" style:text-underline-style="none" fo:font-weight="normal" officeooo:rsid="0010836d" officeooo:paragraph-rsid="0010836d" style:font-size-asian="9.60000038146973pt" style:font-style-asian="italic" style:font-weight-asian="normal" style:font-size-complex="11pt" style:font-style-complex="italic" style:font-weight-complex="normal"/>
    </style:style>
    <style:style style:name="P21" style:family="paragraph" style:parent-style-name="Standard">
      <style:paragraph-properties fo:text-align="start" style:justify-single-word="false"/>
      <style:text-properties fo:font-size="11pt" fo:font-style="italic" style:text-underline-style="none" fo:font-weight="normal" officeooo:rsid="0026aa14" officeooo:paragraph-rsid="0026aa14" style:font-size-asian="9.60000038146973pt" style:font-style-asian="italic" style:font-weight-asian="normal" style:font-size-complex="11pt" style:font-style-complex="italic" style:font-weight-complex="normal"/>
    </style:style>
    <style:style style:name="P22" style:family="paragraph" style:parent-style-name="Standard">
      <style:paragraph-properties fo:text-align="start" style:justify-single-word="false"/>
      <style:text-properties fo:font-size="11pt" fo:font-style="italic" style:text-underline-style="solid" style:text-underline-width="auto" style:text-underline-color="font-color" fo:font-weight="bold" officeooo:paragraph-rsid="0016de06" style:font-size-asian="9.60000038146973pt" style:font-style-asian="italic" style:font-weight-asian="bold" style:font-size-complex="11pt" style:font-style-complex="italic" style:font-weight-complex="bold"/>
    </style:style>
    <style:style style:name="P23" style:family="paragraph" style:parent-style-name="Standard">
      <style:paragraph-properties fo:text-align="start" style:justify-single-word="false"/>
      <style:text-properties fo:font-size="11pt" fo:font-style="normal" style:text-underline-style="none" fo:font-weight="normal" officeooo:rsid="0011c599" officeooo:paragraph-rsid="0011c599"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1pt" fo:font-style="normal" style:text-underline-style="none" fo:font-weight="normal" officeooo:rsid="0011c599" officeooo:paragraph-rsid="001fb5f3"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size="11pt" fo:font-style="normal" style:text-underline-style="none" fo:font-weight="normal" officeooo:rsid="0016de06" officeooo:paragraph-rsid="0016de06"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fo:font-style="normal" style:text-underline-style="none" fo:font-weight="normal" officeooo:rsid="0016de06" officeooo:paragraph-rsid="0047919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font-style="normal" style:text-underline-style="none" fo:font-weight="normal" officeooo:rsid="0026aa14" officeooo:paragraph-rsid="0026aa1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style:text-underline-style="none" fo:font-weight="normal" officeooo:rsid="0026aa14" officeooo:paragraph-rsid="002b4d37"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style:text-underline-style="none" fo:font-weight="normal" officeooo:rsid="0010836d" officeooo:paragraph-rsid="002b1b62"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style:text-underline-style="none" fo:font-weight="normal" officeooo:rsid="002b4d37" officeooo:paragraph-rsid="002b4d37"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style:text-underline-style="none" fo:font-weight="normal" officeooo:rsid="0028b6a7" officeooo:paragraph-rsid="002b4d37"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style:text-underline-style="none" fo:font-weight="normal" officeooo:rsid="00348f65" officeooo:paragraph-rsid="0033b6f0"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normal" style:text-underline-style="none" fo:font-weight="bold" officeooo:rsid="0016de06" officeooo:paragraph-rsid="002b4d37" style:font-size-asian="9.60000038146973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text-properties fo:font-size="11pt" fo:font-style="normal" style:text-underline-style="none" fo:font-weight="bold" officeooo:rsid="0033b6f0" officeooo:paragraph-rsid="0033b6f0"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fo:font-size="11pt" fo:font-style="normal" style:text-underline-style="none" fo:font-weight="bold" officeooo:rsid="002dae31" officeooo:paragraph-rsid="00418ac2"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officeooo:rsid="0016de06" officeooo:paragraph-rsid="0016de06" style:font-size-asian="11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officeooo:rsid="0016de06" officeooo:paragraph-rsid="0016de06"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fo:font-size="11pt" fo:font-weight="normal" officeooo:rsid="004681d4" officeooo:paragraph-rsid="004681d4"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size="13pt" style:text-underline-style="solid" style:text-underline-width="auto" style:text-underline-color="font-color" fo:font-weight="bold" officeooo:paragraph-rsid="0011c599" style:font-size-asian="13pt" style:font-weight-asian="bold" style:font-size-complex="13pt" style:font-weight-complex="bold"/>
    </style:style>
    <style:style style:name="P40" style:family="paragraph" style:parent-style-name="Standard">
      <style:paragraph-properties fo:text-align="start" style:justify-single-word="false"/>
      <style:text-properties officeooo:paragraph-rsid="0016de06"/>
    </style:style>
    <style:style style:name="P41" style:family="paragraph" style:parent-style-name="Standard">
      <style:paragraph-properties fo:text-align="start" style:justify-single-word="false"/>
      <style:text-properties fo:font-weight="bold" officeooo:paragraph-rsid="0016de06" style:font-weight-asian="bold"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836d" officeooo:paragraph-rsid="0011c599"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1387a5"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size="7pt" fo:font-weight="normal" officeooo:rsid="0010836d" officeooo:paragraph-rsid="004681d4" style:font-size-asian="6.09999990463257pt" style:font-weight-asian="normal" style:font-size-complex="7pt" style:font-weight-complex="normal"/>
    </style:style>
    <style:style style:name="P45" style:family="paragraph" style:parent-style-name="Standard">
      <style:paragraph-properties fo:text-align="center" style:justify-single-word="false"/>
      <style:text-properties officeooo:paragraph-rsid="003dced7"/>
    </style:style>
    <style:style style:name="P46" style:family="paragraph" style:parent-style-name="Standard" style:master-page-name="Standard">
      <style:paragraph-properties fo:text-align="center" style:justify-single-word="false" style:page-number="auto"/>
      <style:text-properties fo:font-size="15pt" fo:font-weight="bold" officeooo:rsid="0010836d" officeooo:paragraph-rsid="003dced7"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fo:font-size="11pt" style:text-underline-style="none" fo:font-weight="bold" officeooo:paragraph-rsid="00525040" style:font-size-asian="9.60000038146973pt" style:font-weight-asian="bold" style:font-size-complex="11pt" style:font-weight-complex="bold"/>
    </style:style>
    <style:style style:name="P48" style:family="paragraph" style:parent-style-name="Standard">
      <style:paragraph-properties fo:text-align="start" style:justify-single-word="false"/>
      <style:text-properties fo:font-size="11pt" style:text-underline-style="none" fo:font-weight="bold" officeooo:rsid="00525040" officeooo:paragraph-rsid="00525040" style:font-size-asian="9.60000038146973pt" style:font-weight-asian="bold" style:font-size-complex="11pt" style:font-weight-complex="bold"/>
    </style:style>
    <style:style style:name="P49" style:family="paragraph" style:parent-style-name="Standard">
      <style:paragraph-properties fo:text-align="start" style:justify-single-word="false"/>
      <style:text-properties fo:font-size="11pt" fo:font-style="italic" style:text-underline-style="none" fo:font-weight="normal" officeooo:rsid="00525040" officeooo:paragraph-rsid="00525040" style:font-size-asian="9.60000038146973pt" style:font-style-asian="italic" style:font-weight-asian="normal" style:font-size-complex="11pt" style:font-style-complex="italic" style:font-weight-complex="normal"/>
    </style:style>
    <style:style style:name="P50" style:family="paragraph" style:parent-style-name="Standard">
      <style:paragraph-properties fo:text-align="start" style:justify-single-word="false"/>
      <style:text-properties fo:font-size="11pt" fo:font-style="normal" style:text-underline-style="none" fo:font-weight="normal" officeooo:rsid="00525040" officeooo:paragraph-rsid="00525040"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836d" officeooo:paragraph-rsid="0010836d" style:font-size-asian="12pt" style:font-weight-asian="bold" style:font-size-complex="12pt" style:font-weight-complex="bold"/>
    </style:style>
    <style:style style:name="T1" style:family="text">
      <style:text-properties officeooo:rsid="0010836d"/>
    </style:style>
    <style:style style:name="T2" style:family="text">
      <style:text-properties fo:font-weight="normal" style:font-weight-asian="normal" style:font-weight-complex="normal"/>
    </style:style>
    <style:style style:name="T3" style:family="text">
      <style:text-properties fo:font-weight="normal" officeooo:rsid="0011c599" style:font-weight-asian="normal" style:font-weight-complex="normal"/>
    </style:style>
    <style:style style:name="T4" style:family="text">
      <style:text-properties fo:font-weight="normal" officeooo:rsid="001387a5" style:font-weight-asian="normal" style:font-weight-complex="normal"/>
    </style:style>
    <style:style style:name="T5" style:family="text">
      <style:text-properties fo:font-weight="normal" officeooo:rsid="0016de06" style:font-weight-asian="normal" style:font-weight-complex="normal"/>
    </style:style>
    <style:style style:name="T6" style:family="text">
      <style:text-properties fo:font-weight="normal" officeooo:rsid="001cae1b" style:font-weight-asian="normal" style:font-weight-complex="normal"/>
    </style:style>
    <style:style style:name="T7" style:family="text">
      <style:text-properties fo:font-weight="normal" officeooo:rsid="001e9093" style:font-weight-asian="normal" style:font-weight-complex="normal"/>
    </style:style>
    <style:style style:name="T8" style:family="text">
      <style:text-properties fo:font-weight="normal" officeooo:rsid="001fb5f3" style:font-weight-asian="normal" style:font-weight-complex="normal"/>
    </style:style>
    <style:style style:name="T9" style:family="text">
      <style:text-properties fo:font-weight="normal" officeooo:rsid="00220b23" style:font-weight-asian="normal" style:font-weight-complex="normal"/>
    </style:style>
    <style:style style:name="T10" style:family="text">
      <style:text-properties fo:font-weight="normal" officeooo:rsid="0023fa6e" style:font-weight-asian="normal" style:font-weight-complex="normal"/>
    </style:style>
    <style:style style:name="T11" style:family="text">
      <style:text-properties fo:font-weight="normal" officeooo:rsid="00252fc9" style:font-weight-asian="normal" style:font-weight-complex="normal"/>
    </style:style>
    <style:style style:name="T12" style:family="text">
      <style:text-properties fo:font-weight="normal" officeooo:rsid="0026aa14" style:font-weight-asian="normal" style:font-weight-complex="normal"/>
    </style:style>
    <style:style style:name="T13" style:family="text">
      <style:text-properties fo:font-weight="normal" officeooo:rsid="0028b6a7" style:font-weight-asian="normal" style:font-weight-complex="normal"/>
    </style:style>
    <style:style style:name="T14" style:family="text">
      <style:text-properties fo:font-weight="normal" officeooo:rsid="002a1329" style:font-weight-asian="normal" style:font-weight-complex="normal"/>
    </style:style>
    <style:style style:name="T15" style:family="text">
      <style:text-properties fo:font-weight="normal" officeooo:rsid="002b1b62" style:font-weight-asian="normal" style:font-weight-complex="normal"/>
    </style:style>
    <style:style style:name="T16" style:family="text">
      <style:text-properties fo:font-weight="normal" officeooo:rsid="002b4d37" style:font-weight-asian="normal" style:font-weight-complex="normal"/>
    </style:style>
    <style:style style:name="T17" style:family="text">
      <style:text-properties fo:font-weight="normal" officeooo:rsid="0010836d" style:font-weight-asian="normal" style:font-weight-complex="normal"/>
    </style:style>
    <style:style style:name="T18" style:family="text">
      <style:text-properties fo:font-weight="normal" officeooo:rsid="002bd0b8" style:font-weight-asian="normal" style:font-weight-complex="normal"/>
    </style:style>
    <style:style style:name="T19" style:family="text">
      <style:text-properties fo:font-weight="normal" officeooo:rsid="002cb0a8" style:font-weight-asian="normal" style:font-weight-complex="normal"/>
    </style:style>
    <style:style style:name="T20" style:family="text">
      <style:text-properties fo:font-weight="normal" officeooo:rsid="00315a30" style:font-weight-asian="normal" style:font-weight-complex="normal"/>
    </style:style>
    <style:style style:name="T21" style:family="text">
      <style:text-properties fo:font-weight="normal" officeooo:rsid="0032152c" style:font-weight-asian="normal" style:font-weight-complex="normal"/>
    </style:style>
    <style:style style:name="T22" style:family="text">
      <style:text-properties fo:font-weight="normal" officeooo:rsid="0032834a" style:font-weight-asian="normal" style:font-weight-complex="normal"/>
    </style:style>
    <style:style style:name="T23" style:family="text">
      <style:text-properties fo:font-weight="normal" officeooo:rsid="0033b6f0" style:font-weight-asian="normal" style:font-weight-complex="normal"/>
    </style:style>
    <style:style style:name="T24" style:family="text">
      <style:text-properties fo:font-weight="normal" officeooo:rsid="00348f65" style:font-weight-asian="normal" style:font-weight-complex="normal"/>
    </style:style>
    <style:style style:name="T25" style:family="text">
      <style:text-properties fo:font-weight="normal" officeooo:rsid="0037073f" style:font-weight-asian="normal" style:font-weight-complex="normal"/>
    </style:style>
    <style:style style:name="T26" style:family="text">
      <style:text-properties fo:font-weight="normal" officeooo:rsid="00381bb3" style:font-weight-asian="normal" style:font-weight-complex="normal"/>
    </style:style>
    <style:style style:name="T27" style:family="text">
      <style:text-properties fo:font-weight="normal" officeooo:rsid="003b7578" style:font-weight-asian="normal" style:font-weight-complex="normal"/>
    </style:style>
    <style:style style:name="T28" style:family="text">
      <style:text-properties fo:font-weight="normal" officeooo:rsid="003ea8f1" style:font-weight-asian="normal" style:font-weight-complex="normal"/>
    </style:style>
    <style:style style:name="T29" style:family="text">
      <style:text-properties fo:font-weight="normal" officeooo:rsid="00418ac2" style:font-weight-asian="normal" style:font-weight-complex="normal"/>
    </style:style>
    <style:style style:name="T30" style:family="text">
      <style:text-properties fo:font-weight="normal" officeooo:rsid="00421376" style:font-weight-asian="normal" style:font-weight-complex="normal"/>
    </style:style>
    <style:style style:name="T31" style:family="text">
      <style:text-properties fo:font-weight="normal" officeooo:rsid="00505f31" style:font-weight-asian="normal" style:font-weight-complex="normal"/>
    </style:style>
    <style:style style:name="T32" style:family="text">
      <style:text-properties fo:font-weight="normal" officeooo:rsid="00525040" style:font-weight-asian="normal" style:font-weight-complex="normal"/>
    </style:style>
    <style:style style:name="T33" style:family="text">
      <style:text-properties fo:font-weight="normal" officeooo:rsid="00542f2c" style:font-weight-asian="normal" style:font-weight-complex="normal"/>
    </style:style>
    <style:style style:name="T34" style:family="text">
      <style:text-properties fo:font-weight="normal" officeooo:rsid="00554e50" style:font-weight-asian="normal" style:font-weight-complex="normal"/>
    </style:style>
    <style:style style:name="T35" style:family="text">
      <style:text-properties fo:font-style="normal" officeooo:rsid="0011c599" style:font-style-asian="normal" style:font-style-complex="normal"/>
    </style:style>
    <style:style style:name="T36" style:family="text">
      <style:text-properties fo:font-style="normal" officeooo:rsid="00220b23" style:font-style-asian="normal" style:font-style-complex="normal"/>
    </style:style>
    <style:style style:name="T37" style:family="text">
      <style:text-properties fo:font-style="normal" officeooo:rsid="0052bc0b" style:font-style-asian="normal" style:font-style-complex="normal"/>
    </style:style>
    <style:style style:name="T38" style:family="text">
      <style:text-properties fo:font-style="normal" officeooo:rsid="00541453" style:font-style-asian="normal" style:font-style-complex="normal"/>
    </style:style>
    <style:style style:name="T39" style:family="text">
      <style:text-properties fo:font-style="normal" fo:font-weight="normal" officeooo:rsid="0010836d" style:font-style-asian="normal" style:font-weight-asian="normal" style:font-style-complex="normal" style:font-weight-complex="normal"/>
    </style:style>
    <style:style style:name="T40" style:family="text">
      <style:text-properties fo:font-style="normal" fo:font-weight="normal" officeooo:rsid="0011c599" style:font-style-asian="normal" style:font-weight-asian="normal" style:font-style-complex="normal" style:font-weight-complex="normal"/>
    </style:style>
    <style:style style:name="T41" style:family="text">
      <style:text-properties fo:font-style="normal" fo:font-weight="normal" officeooo:rsid="001fb5f3" style:font-style-asian="normal" style:font-weight-asian="normal" style:font-style-complex="normal" style:font-weight-complex="normal"/>
    </style:style>
    <style:style style:name="T42" style:family="text">
      <style:text-properties fo:font-style="normal" fo:font-weight="normal" officeooo:rsid="00220b23" style:font-style-asian="normal" style:font-weight-asian="normal" style:font-style-complex="normal" style:font-weight-complex="normal"/>
    </style:style>
    <style:style style:name="T43" style:family="text">
      <style:text-properties fo:font-style="normal" fo:font-weight="normal" officeooo:rsid="00221450" style:font-style-asian="normal" style:font-weight-asian="normal" style:font-style-complex="normal" style:font-weight-complex="normal"/>
    </style:style>
    <style:style style:name="T44" style:family="text">
      <style:text-properties fo:font-style="normal" fo:font-weight="normal" officeooo:rsid="00221878" style:font-style-asian="normal" style:font-weight-asian="normal" style:font-style-complex="normal" style:font-weight-complex="normal"/>
    </style:style>
    <style:style style:name="T45" style:family="text">
      <style:text-properties fo:font-style="normal" style:text-underline-style="none" fo:font-weight="normal" officeooo:rsid="0016de06" style:font-style-asian="normal" style:font-weight-asian="normal" style:font-style-complex="normal" style:font-weight-complex="normal"/>
    </style:style>
    <style:style style:name="T46" style:family="text">
      <style:text-properties fo:font-style="normal" style:text-underline-style="none" officeooo:rsid="0016de06" style:font-style-asian="normal" style:font-style-complex="normal"/>
    </style:style>
    <style:style style:name="T47" style:family="text">
      <style:text-properties fo:font-size="11pt" style:text-underline-style="none" officeooo:rsid="0010836d" style:font-size-asian="9.60000038146973pt" style:font-size-complex="11pt"/>
    </style:style>
    <style:style style:name="T48" style:family="text">
      <style:text-properties fo:font-size="11pt" style:text-underline-style="none" officeooo:rsid="0011c599" style:font-size-asian="9.60000038146973pt" style:font-size-complex="11pt"/>
    </style:style>
    <style:style style:name="T49" style:family="text">
      <style:text-properties fo:font-size="11pt" style:text-underline-style="none" fo:font-weight="normal" officeooo:rsid="0011c599" style:font-size-asian="9.60000038146973pt" style:font-weight-asian="normal" style:font-size-complex="11pt" style:font-weight-complex="normal"/>
    </style:style>
    <style:style style:name="T50" style:family="text">
      <style:text-properties fo:font-size="11pt" fo:font-style="normal" style:text-underline-style="none" fo:font-weight="normal" officeooo:rsid="0016de06" style:font-size-asian="9.60000038146973pt" style:font-style-asian="normal" style:font-weight-asian="normal" style:font-size-complex="11pt" style:font-style-complex="normal" style:font-weight-complex="normal"/>
    </style:style>
    <style:style style:name="T51" style:family="text">
      <style:text-properties fo:font-size="11pt" fo:font-style="normal" style:text-underline-style="none" officeooo:rsid="0016de06" style:font-size-asian="9.60000038146973pt" style:font-style-asian="normal" style:font-size-complex="11pt" style:font-style-complex="normal"/>
    </style:style>
    <style:style style:name="T52" style:family="text">
      <style:text-properties fo:font-size="11pt" style:font-size-asian="11pt" style:font-size-complex="11pt"/>
    </style:style>
    <style:style style:name="T53" style:family="text">
      <style:text-properties fo:font-size="11pt" officeooo:rsid="001387a5" style:font-size-asian="11pt" style:font-size-complex="11pt"/>
    </style:style>
    <style:style style:name="T54" style:family="text">
      <style:text-properties fo:font-size="11pt" style:text-underline-style="solid" style:text-underline-width="auto" style:text-underline-color="font-color" fo:font-weight="normal" officeooo:rsid="003c3d2b" style:font-size-asian="11pt" style:font-weight-asian="normal" style:font-size-complex="11pt" style:font-weight-complex="normal"/>
    </style:style>
    <style:style style:name="T55" style:family="text">
      <style:text-properties fo:font-size="11pt" style:text-underline-style="solid" style:text-underline-width="auto" style:text-underline-color="font-color" fo:font-weight="normal" officeooo:rsid="00398d9e" style:font-size-asian="11pt" style:font-weight-asian="normal" style:font-size-complex="11pt" style:font-weight-complex="normal"/>
    </style:style>
    <style:style style:name="T56" style:family="text">
      <style:text-properties fo:font-size="11pt" style:text-underline-style="solid" style:text-underline-width="auto" style:text-underline-color="font-color" fo:font-weight="normal" officeooo:rsid="003dced7" style:font-size-asian="11pt" style:font-weight-asian="normal" style:font-size-complex="11pt" style:font-weight-complex="normal"/>
    </style:style>
    <style:style style:name="T57" style:family="text">
      <style:text-properties officeooo:rsid="001387a5"/>
    </style:style>
    <style:style style:name="T58" style:family="text">
      <style:text-properties style:text-underline-style="none" officeooo:rsid="00152da3"/>
    </style:style>
    <style:style style:name="T59" style:family="text">
      <style:text-properties style:text-underline-style="none" fo:font-weight="normal" officeooo:rsid="00152da3" style:font-weight-asian="normal" style:font-weight-complex="normal"/>
    </style:style>
    <style:style style:name="T60" style:family="text">
      <style:text-properties style:text-underline-style="none" fo:font-weight="normal" officeooo:rsid="0016de06" style:font-weight-asian="normal" style:font-weight-complex="normal"/>
    </style:style>
    <style:style style:name="T61" style:family="text">
      <style:text-properties style:text-underline-style="none" fo:font-weight="normal" officeooo:rsid="003b50a9" style:font-weight-asian="normal" style:font-weight-complex="normal"/>
    </style:style>
    <style:style style:name="T62" style:family="text">
      <style:text-properties style:text-underline-style="none" fo:font-weight="normal" officeooo:rsid="003eabfb" style:font-weight-asian="normal" style:font-weight-complex="normal"/>
    </style:style>
    <style:style style:name="T63" style:family="text">
      <style:text-properties style:text-underline-style="none" fo:font-weight="normal" officeooo:rsid="0040785d" style:font-weight-asian="normal" style:font-weight-complex="normal"/>
    </style:style>
    <style:style style:name="T64" style:family="text">
      <style:text-properties style:text-underline-style="none" fo:font-weight="normal" officeooo:rsid="004819a6" style:font-weight-asian="normal" style:font-weight-complex="normal"/>
    </style:style>
    <style:style style:name="T65" style:family="text">
      <style:text-properties style:text-underline-style="none" fo:font-weight="normal" officeooo:rsid="00525040" style:font-weight-asian="normal" style:font-weight-complex="normal"/>
    </style:style>
    <style:style style:name="T66" style:family="text">
      <style:text-properties style:text-underline-style="none" officeooo:rsid="0016de06"/>
    </style:style>
    <style:style style:name="T67" style:family="text">
      <style:text-properties style:text-underline-style="none" officeooo:rsid="001835a5"/>
    </style:style>
    <style:style style:name="T68" style:family="text">
      <style:text-properties style:text-underline-style="none" officeooo:rsid="001bcd45"/>
    </style:style>
    <style:style style:name="T69" style:family="text">
      <style:text-properties officeooo:rsid="001bcd45"/>
    </style:style>
    <style:style style:name="T70" style:family="text">
      <style:text-properties officeooo:rsid="001cae1b"/>
    </style:style>
    <style:style style:name="T71" style:family="text">
      <style:text-properties officeooo:rsid="001e9093"/>
    </style:style>
    <style:style style:name="T72" style:family="text">
      <style:text-properties officeooo:rsid="001fb5f3"/>
    </style:style>
    <style:style style:name="T73" style:family="text">
      <style:text-properties officeooo:rsid="0020232f"/>
    </style:style>
    <style:style style:name="T74" style:family="text">
      <style:text-properties officeooo:rsid="00221450"/>
    </style:style>
    <style:style style:name="T75" style:family="text">
      <style:text-properties officeooo:rsid="0026aa14"/>
    </style:style>
    <style:style style:name="T76" style:family="text">
      <style:text-properties officeooo:rsid="002b4d37"/>
    </style:style>
    <style:style style:name="T77" style:family="text">
      <style:text-properties fo:font-weight="bold" officeooo:rsid="002b4d37" style:font-weight-asian="bold" style:font-weight-complex="bold"/>
    </style:style>
    <style:style style:name="T78" style:family="text">
      <style:text-properties officeooo:rsid="002bd0b8"/>
    </style:style>
    <style:style style:name="T79" style:family="text">
      <style:text-properties officeooo:rsid="002cb0a8"/>
    </style:style>
    <style:style style:name="T80" style:family="text">
      <style:text-properties officeooo:rsid="00301756"/>
    </style:style>
    <style:style style:name="T81" style:family="text">
      <style:text-properties officeooo:rsid="0032152c"/>
    </style:style>
    <style:style style:name="T82" style:family="text">
      <style:text-properties fo:font-style="italic" fo:font-weight="normal" officeooo:rsid="0032152c" style:font-style-asian="italic" style:font-weight-asian="normal" style:font-style-complex="italic" style:font-weight-complex="normal"/>
    </style:style>
    <style:style style:name="T83" style:family="text">
      <style:text-properties officeooo:rsid="0037073f"/>
    </style:style>
    <style:style style:name="T84" style:family="text">
      <style:text-properties officeooo:rsid="003b50a9"/>
    </style:style>
    <style:style style:name="T85" style:family="text">
      <style:text-properties officeooo:rsid="0040785d"/>
    </style:style>
    <style:style style:name="T86" style:family="text">
      <style:text-properties officeooo:rsid="00496086"/>
    </style:style>
    <style:style style:name="T87" style:family="text">
      <style:text-properties officeooo:rsid="00525040"/>
    </style:style>
    <style:style style:name="T88" style:family="text">
      <style:text-properties officeooo:rsid="00541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NDREW HANNEBRINK</text:p>
      <text:p text:style-name="P45"><text:a xlink:type="simple" xlink:href="http://www.andrewhannebrink.com/"><text:span text:style-name="T54">www.andrewhannebrink.com</text:span></text:a><text:span text:style-name="T54"> / </text:span><text:span text:style-name="T55">andrewhannebrink@gmail.com / (650) 888-6552 /</text:span><text:a xlink:type="simple" xlink:href="http://www.github.com/andrewhannebrink"><text:span text:style-name="T56">www.github.com/andrewhannebrink</text:span></text:a></text:p>
      <text:p text:style-name="P3">Location:</text:p>
      <text:p text:style-name="P38"><text:span text:style-name="T87">San Francisco</text:span>, CA</text:p>
      <text:p text:style-name="P44"/>
      <text:p text:style-name="P43"><text:span text:style-name="T53">SKILLS </text:span><text:span text:style-name="T57"><text:s text:c="165"/></text:span></text:p>
      <text:p text:style-name="P47"><text:span text:style-name="T57">Languages: </text:span><text:span text:style-name="T28">Python,</text:span><text:span text:style-name="T12"> </text:span><text:span text:style-name="T4">Javascript</text:span><text:span text:style-name="T12"> </text:span><text:span text:style-name="T28">(including </text:span><text:span text:style-name="T32">Node.</text:span><text:span text:style-name="T34">js</text:span><text:span text:style-name="T32">, Angular, and some D3.js</text:span><text:span text:style-name="T28">)</text:span><text:span text:style-name="T19">, </text:span><text:span text:style-name="T14">PostgreSQL</text:span><text:span text:style-name="T13">, </text:span><text:span text:style-name="T19">MySQL, </text:span><text:span text:style-name="T14">SQL</text:span><text:span text:style-name="T13">ite3, </text:span><text:span text:style-name="T32">MongoDB, </text:span><text:span text:style-name="T28">HTML, CSS, </text:span><text:span text:style-name="T4">C++ </text:span><text:span text:style-name="T12">(including OpenGL), </text:span><text:span text:style-name="T13">PHP, </text:span><text:span text:style-name="T19">AJAX,</text:span><text:span text:style-name="T32"> </text:span><text:span text:style-name="T19">Java, </text:span><text:span text:style-name="T12">Ruby, </text:span><text:span text:style-name="T4">SAS, </text:span><text:span text:style-name="T5">MATLAB</text:span><text:span text:style-name="T4">, R, </text:span><text:span text:style-name="T19"><text:s/>Socket.IO, </text:span><text:span text:style-name="T12">Bash</text:span></text:p>
      <text:p text:style-name="P13"><text:span text:style-name="T57">Environments and Frameworks:</text:span><text:span text:style-name="T4"> Linux (Ubuntu, Linux Mint, </text:span><text:span text:style-name="T19">Debian</text:span><text:span text:style-name="T4">), Windows (XP, 7, 8),</text:span><text:span text:style-name="T12"> </text:span><text:span text:style-name="T32">AWS (EC2, Route-53</text:span><text:span text:style-name="T33">), </text:span><text:span text:style-name="T10">V</text:span><text:span text:style-name="T11">irtual</text:span><text:span text:style-name="T10">Box, </text:span><text:span text:style-name="T12">VMware, </text:span><text:span text:style-name="T29">VIM, </text:span><text:span text:style-name="T4">Eclipse, Visual Studio, </text:span><text:span text:style-name="T12">Ruby on Rails,</text:span><text:span text:style-name="T4"> </text:span><text:span text:style-name="T19">Apache</text:span><text:span text:style-name="T28">2</text:span><text:span text:style-name="T19">, crontab, </text:span><text:span text:style-name="T27">RESTful web services</text:span></text:p>
      <text:p text:style-name="P1"><text:span text:style-name="T67">Programming</text:span><text:span text:style-name="T58">-</text:span><text:span text:style-name="T67">s</text:span><text:span text:style-name="T58">pecific knowledge:</text:span><text:span text:style-name="T59"> Object-oriented design, server and client side web developmen</text:span><text:span text:style-name="T62">t</text:span><text:span text:style-name="T59">, </text:span><text:span text:style-name="T65">RESTful service development, </text:span><text:span text:style-name="T63">parallel processing, </text:span><text:span text:style-name="T59">computer-related </text:span><text:span text:style-name="T63">algorithms and data structures</text:span><text:span text:style-name="T59"> (hash tables, quicksort, counting sort, radix sort, binary search trees, b-trees, skip lists, priority queues, binary heaps, breadth-first search, etc)</text:span></text:p>
      <text:p text:style-name="P2"><text:span text:style-name="T68">Miscellaneous</text:span><text:span text:style-name="T66">: </text:span><text:span text:style-name="T60">Proficient in Excel, Blender </text:span><text:span text:style-name="T61">(including</text:span><text:span text:style-name="T64"> </text:span><text:span text:style-name="T61">Python</text:span><text:span text:style-name="T64">'s</text:span><text:span text:style-name="T61"> bpy module)</text:span><text:span text:style-name="T60"> Adobe Photoshop, Inkscape</text:span></text:p>
      <text:p text:style-name="P5"/>
      <text:p text:style-name="P42"><text:span text:style-name="T52">EDUCATION <text:s text:c="2"/></text:span><text:s text:c="162"/></text:p>
      <text:p text:style-name="P39"><text:span text:style-name="T47">Washington University in St. Loui</text:span><text:span text:style-name="T48">s</text:span><text:span text:style-name="T47"> <text:s text:c="109"/></text:span><text:span text:style-name="T49">St. Louis, MO <text:s text:c="57"/></text:span></text:p>
      <text:p text:style-name="P4">Bachelor of Arts, December 2013<text:tab/><text:tab/></text:p>
      <text:p text:style-name="P7">Double Major: <text:span text:style-name="T79">Computer Science, </text:span>Math (Statistics and Probability Track)</text:p>
      <text:p text:style-name="P8">GPA: <text:span text:style-name="T84">Computer Science (3.23), Math</text:span> (3.<text:span text:style-name="T84">47</text:span>),<text:span text:style-name="T79"> </text:span>Overall (3.<text:span text:style-name="T79">18)<text:tab/></text:span></text:p>
      <text:p text:style-name="P11"><text:s text:c="3"/>-Dean's List (Spring 2011), Chess Club, Math Club</text:p>
      <text:p text:style-name="P4"/>
      <text:p text:style-name="P51"><text:span text:style-name="T52">EXPERIENCE <text:s text:c="4"/></text:span><text:s text:c="160"/></text:p>
      <text:p text:style-name="P48">Twin Prime <text:span text:style-name="T2">(Redwood City, CA) <text:s text:c="106"/>July 2014 – Present </text:span></text:p>
      <text:p text:style-name="P49">Member of Technical Staff</text:p>
      <text:p text:style-name="P49"><text:s text:c="3"/>-<text:span text:style-name="T37">Developed dashboard's user-management API and schema with Django and Django Rest Framework. Built Angular controllers and services for making requests and reacting to responses using Javascript promises. Users verified with CSRF tokens and session cookies. Activations, forgotten password requests verified with </text:span><text:span text:style-name="T38">emails and </text:span><text:span text:style-name="T37">one-time tokens.</text:span></text:p>
      <text:p text:style-name="P50"><text:s text:c="3"/>-Developed and maintained Python script for reporting daily <text:span text:style-name="T88">stats for top customers.</text:span></text:p>
      <text:p text:style-name="P17"><text:span text:style-name="T75">Washington University in St. Louis IS&amp;T</text:span><text:span text:style-name="T12"> </text:span><text:span text:style-name="T18">(St. Louis, MO) <text:s text:c="52"/></text:span><text:span text:style-name="T12">Summer 2013 – </text:span><text:span text:style-name="T31">July 2014</text:span></text:p>
      <text:p text:style-name="P21"><text:span text:style-name="T80">Assistant </text:span>UNIX Systems Administrator <text:span text:style-name="T86">(with a focus on software development)</text:span></text:p>
      <text:p text:style-name="P27"><text:s text:c="3"/>-<text:span text:style-name="T85">Developed a fully automated Python/MySQL software system for parsing daily Infoblox DHCP log files with complex syntax, recording client info and ACK events with a relational database, dynamically searching that database, deleting outdated records, and extending captive portal leases according to last log in time using RESTful web services.</text:span></text:p>
      <text:p text:style-name="P31"><text:s text:c="3"/>-Wrote server-side scripts for monitoring, recording, and searching when and where any user is logged into an on-campus access point (Cisco or Meru), using Python, crontab, and a relational SQLite3 database.</text:p>
      <text:p text:style-name="P34">AJAX <text:span text:style-name="T83">Web Calendar</text:span><text:span text:style-name="T2"><text:tab/><text:tab/><text:tab/><text:tab/><text:tab/><text:tab/> <text:s text:c="72"/>Fall 2013</text:span></text:p>
      <text:p text:style-name="P34"><text:span text:style-name="T2"><text:s text:c="3"/>-Built and styled </text:span><text:span text:style-name="T30">an online</text:span><text:span text:style-name="T2"> calendar application</text:span><text:span text:style-name="T30"> with careful attention to UI/UX</text:span><text:span text:style-name="T2">, allowing </text:span><text:span text:style-name="T26">people</text:span><text:span text:style-name="T2"> to create accounts, sign</text:span><text:span text:style-name="T26"> in and out, and</text:span><text:span text:style-name="T2"> </text:span><text:span text:style-name="T26">update </text:span><text:span text:style-name="T30">or</text:span><text:span text:style-name="T26"> delete events infinitely far into the past or future</text:span><text:span text:style-name="T2">. Passwords were salted and encrypted, database </text:span><text:span text:style-name="T24">inputs</text:span><text:span text:style-name="T2"> were prepared </text:span><text:span text:style-name="T24">and sanitized, and sensitive information was sent to the server via POST </text:span><text:span text:style-name="T25">rather than GET.</text:span></text:p>
      <text:p text:style-name="P32"><text:s text:c="3"/>-All actions were performed with AJAX, so that the page never reloaded during the user's experience.</text:p>
      <text:p text:style-name="P35"><text:span text:style-name="T81">C++ </text:span>Facial Recognition Using the Eigenfaces Method <text:tab/><text:tab/><text:tab/><text:tab/><text:tab/><text:tab/> <text:s text:c="6"/><text:span text:style-name="T20">Fall 2013</text:span></text:p>
      <text:p text:style-name="P35"><text:span text:style-name="T20"><text:s text:c="3"/>-</text:span><text:span text:style-name="T21">Computed the average face and constructed a covariance matrix from a database of gray-scale faces reduced to vectors, where each vector entry correspond</text:span><text:span text:style-name="T26">ed</text:span><text:span text:style-name="T21"> to the intensity of a pixel.</text:span></text:p>
      <text:p text:style-name="P35"><text:span text:style-name="T21"><text:s text:c="3"/>-Computed the top </text:span><text:span text:style-name="T82">k </text:span><text:span text:style-name="T21">eigenvectors of </text:span><text:span text:style-name="T22">this</text:span><text:span text:style-name="T21"> covariance matrix, and projected novel faces onto the subspace spanned by these eigenvectors. </text:span><text:span text:style-name="T22">Given the error between the resulting vector and the novel face, achieved r</text:span><text:span text:style-name="T21">esults </text:span><text:span text:style-name="T22">such as</text:span><text:span text:style-name="T21"> finding </text:span><text:span text:style-name="T22">the locations</text:span><text:span text:style-name="T21"> </text:span><text:span text:style-name="T26">of </text:span><text:span text:style-name="T21">faces in large images, and identifying </text:span><text:span text:style-name="T22">if</text:span><text:span text:style-name="T21"> two face </text:span><text:span text:style-name="T22">images</text:span><text:span text:style-name="T21"> </text:span><text:span text:style-name="T23">are of</text:span><text:span text:style-name="T21"> the same person.</text:span></text:p>
      <text:p text:style-name="P28"><text:span text:style-name="T77">Spork Nutrition Calculator <text:s text:c="107"/></text:span><text:span text:style-name="T76">Summer 2013 - Present</text:span></text:p>
      <text:p text:style-name="P30"><text:s text:c="3"/>-Created the framework for a Ruby on Rails diet tracking application, allowing users to search through a database of nutrition profiles for over 8000 different foods.</text:p>
      <text:p text:style-name="P30"><text:s text:c="3"/>-Fashioned a Ruby script for parsing the USDA's ASCII database of nutritional information to write db/seeds.rb, which initializes the rails SQLite3 database.</text:p>
      <text:p text:style-name="P30"><text:s text:c="3"/>-Added a search function, allowing the user to dynamically search by multiple unordered keywords. <text:s text:c="2"/></text:p>
      <text:p text:style-name="P14"><text:span text:style-name="T69">C++ Poker Game <text:s text:c="142"/></text:span><text:span text:style-name="T6">Spring 2013</text:span></text:p>
      <text:p text:style-name="P9"><text:s text:c="3"/>-Created a command line card playing application from scratch that allowed multiple users to play either five card draw or seven card stud, via the implementation of an abstract base class of type “Game.”</text:p>
      <text:p text:style-name="P9"><text:s text:c="2"/>-Implemented a system that loaded the users' names, wins, and losses from individual files before playing, while also saving their updated record to the file for future use after playing.</text:p>
      <text:p text:style-name="P15"><text:soft-page-break/><text:span text:style-name="T70">Closest Points Project <text:s text:c="135"/></text:span><text:span text:style-name="T6">Spring 2013</text:span></text:p>
      <text:p text:style-name="P6"><text:s text:c="2"/>-Implemented an algorithm using Java for finding the two closest points on the Cartesian plane from randomly generated sets ranging from thousands to millions of points. The new algorithm improved run time from O(n^2) time to O(n log n) time.</text:p>
      <text:p text:style-name="P16"/>
      <text:p text:style-name="P16"/>
      <text:p text:style-name="P16"><text:span text:style-name="T71">Document Search Project</text:span><text:span text:style-name="T7"> <text:s text:c="128"/>Spring 2012</text:span></text:p>
      <text:p text:style-name="P10"><text:s text:c="3"/>-Created a Java GUI that allowed the user to search a document for a specific word. The program returned a set of phrases from the document containing that word, and kept track of these associations by mapping words to sets of phrases. This allowed extended capabilities such as allowing the user to add or delete word-phrase associations.</text:p>
      <text:p text:style-name="P12"><text:span text:style-name="T1">Noosh (</text:span><text:span text:style-name="T3">Mountain View, CA</text:span><text:span text:style-name="T9">)</text:span><text:span text:style-name="T3"> <text:s text:c="123"/></text:span><text:span text:style-name="T8">Summer 2011</text:span></text:p>
      <text:p text:style-name="P20">Intern</text:p>
      <text:p text:style-name="P18"><text:span text:style-name="T39"><text:s text:c="2"/></text:span><text:span text:style-name="T40">-</text:span><text:span text:style-name="T43">Rationalized and integrated data across two internally developed systems for </text:span><text:span text:style-name="T44">sales</text:span><text:span text:style-name="T43"> and customer support.</text:span></text:p>
      <text:p text:style-name="P18"><text:span text:style-name="T43"><text:s text:c="2"/></text:span><text:span text:style-name="T44">-Evaluated potential business opportunities with the reorganized data using Excel.</text:span></text:p>
      <text:p text:style-name="P18"><text:span text:style-name="T35">Kiva Microfinance Club </text:span><text:span text:style-name="T41">(Los Altos Hills, CA</text:span><text:span text:style-name="T42">) <text:s text:c="72"/></text:span><text:span text:style-name="T41">April 2010 – January 2011</text:span><text:span text:style-name="T35"> <text:s text:c="116"/></text:span></text:p>
      <text:p text:style-name="P18"><text:span text:style-name="T3">Member</text:span><text:span text:style-name="T40"> <text:s text:c="134"/></text:span></text:p>
      <text:p text:style-name="P23"><text:s text:c="2"/>-Re<text:span text:style-name="T78">ad</text:span> foreign rural farmers' applications, recommended candidates for microfinance loan<text:span text:style-name="T72">s, and monitored progress.</text:span></text:p>
      <text:p text:style-name="P23"><text:s text:c="2"/>-Monitored client progress.</text:p>
      <text:p text:style-name="P18"><text:span text:style-name="T35">Specialty Produc</text:span><text:span text:style-name="T36">e </text:span><text:span text:style-name="T41">(Mountain View, CA</text:span><text:span text:style-name="T42">) <text:s text:c="101"/></text:span><text:span text:style-name="T41"><text:s/>Summer 2010</text:span><text:span text:style-name="T35"> <text:s text:c="112"/></text:span></text:p>
      <text:p text:style-name="P24"><text:s text:c="2"/>-Oversaw storage of locally grown produce at a distribution center. <text:s text:c="60"/></text:p>
      <text:p text:style-name="P24"><text:s text:c="2"/><text:span text:style-name="T72">-</text:span>Allocated weekly portions of organic produce to <text:span text:style-name="T74">farmers' market sellers</text:span>.</text:p>
      <text:p text:style-name="P23"/>
      <text:p text:style-name="P37"/>
      <text:p text:style-name="P26">, and limited amount of AutoCAD, Macromedia Fireworks, </text:p>
      <text:p text:style-name="P36"/>
      <text:p text:style-name="P36">SPECIAL PROGRAMS / INTERESTS</text:p>
      <text:p text:style-name="P22"><text:span text:style-name="T46">Robotics Club at Sacred Heart Preparatory <text:s/></text:span><text:span text:style-name="T45"><text:s text:c="77"/>Fall 2007 – Spring 2009</text:span></text:p>
      <text:p text:style-name="P25"><text:s text:c="2"/>-Built robots designed for unique and demanding skills, competing against</text:p>
      <text:p text:style-name="P25">other robots in obstacle-filled environments.</text:p>
      <text:p text:style-name="P25"><text:s text:c="2"/>-Designed conceptual mechanical parts on computers using CAD 3-D software.</text:p>
      <text:p text:style-name="P40"><text:span text:style-name="T50"><text:s text:c="2"/>-Participated in the FIRST</text:span><text:span text:style-name="T46">™</text:span><text:span text:style-name="T50"> robotics league Silicon Valley tournament.</text:span></text:p>
      <text:p text:style-name="P41"><text:span text:style-name="T51">Element Design-a-Deck Competition <text:s text:c="106"/></text:span><text:span text:style-name="T50">Summer 2008</text:span></text:p>
      <text:p text:style-name="P19">Winner</text:p>
      <text:p text:style-name="P25"><text:s text:c="2"/>-Won for most outstanding skateboard artwork that was considered for limited deck production.</text:p>
      <text:p text:style-name="P25"/>
      <text:p text:style-name="P33"><text:span text:style-name="T1">Sacred Heart Preparatory</text:span><text:span text:style-name="T17"> </text:span><text:span text:style-name="T16">(</text:span><text:span text:style-name="T15">Diploma (2009)</text:span><text:span text:style-name="T16">)</text:span><text:span text:style-name="T1"> <text:s text:c="96"/></text:span><text:span text:style-name="T3">Atherton, CA</text:span></text:p>
      <text:p text:style-name="P29">Mathletes (2008-2009), , National Merit Scholar (2008), AP Scholar (2008), <text:span text:style-name="T73">Robotics Club (2007-2009), Einstein Award (award for highest shool-wide grade among AP physics students) (2008), Varsity Lacrosse (2006-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3in" fo:margin-left="0.6299in" fo:margin-right="0.5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Hannebrink</meta:initial-creator>
    <meta:editing-cycles>51</meta:editing-cycles>
    <meta:print-date>2008-12-23T18:34:00</meta:print-date>
    <meta:creation-date>2011-04-19T19:31:00</meta:creation-date>
    <dc:date>2015-04-28T13:22:37.411428046</dc:date>
    <meta:editing-duration>PT3H41M48S</meta:editing-duration>
    <meta:generator>LibreOffice/4.2.4.2$Linux_X86_64 LibreOffice_project/420m0$Build-2</meta:generator>
    <meta:document-statistic meta:table-count="0" meta:image-count="0" meta:object-count="0" meta:page-count="2" meta:paragraph-count="64" meta:word-count="945" meta:character-count="9041" meta:non-whitespace-character-count="565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